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Uhiiiiiiiiii!! Ha!! Don't tell me, the joke's that
he was holdin' the sword the wrong way
'round, right?!?! Right?!</text:p>
          </table:table-cell>
          <table:table-cell table:number-columns-repeated="1020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style-name="ce0"/>
          <table:table-cell table:style-name="ce0"/>
          <table:table-cell table:style-name="ce0" office:value-type="string">
            <text:p>Bandit
“Booooooooooss————!!!! Why'd ya have to go'n
spoil the punchliiiiiiiiiiine?!”</text:p>
          </table:table-cell>
          <table:table-cell table:number-columns-repeated="1020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uwaaaaaaaaaaahahahahaha!!! I knew it!!
I saw that comin' a mile away!!</text:p>
          </table:table-cell>
          <table:table-cell table:number-columns-repeated="1020"/>
        </table:table-row>
        <table:table-row>
          <table:table-cell table:style-name="ce0" office:value-type="string">
            <text:p>盗賊
「んひゃはははははは！！！」</text:p>
          </table:table-cell>
          <table:table-cell table:style-name="ce0"/>
          <table:table-cell table:style-name="ce0"/>
          <table:table-cell table:style-name="ce0" office:value-type="string">
            <text:p>Bandit
“Nhyahahahahahaha!!!”</text:p>
          </table:table-cell>
          <table:table-cell table:number-columns-repeated="1020"/>
        </table:table-row>
        <table:table-row>
          <table:table-cell table:style-name="ce0" office:value-type="string">
            <text:p>盗賊
「あっと、ちょい便所！！」</text:p>
          </table:table-cell>
          <table:table-cell table:style-name="ce0"/>
          <table:table-cell table:style-name="ce0"/>
          <table:table-cell table:style-name="ce0" office:value-type="string">
            <text:p>Bandit
“Woah, just gotta go drain the ol' snake!!”</text:p>
          </table:table-cell>
          <table:table-cell table:number-columns-repeated="1020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style-name="ce0"/>
          <table:table-cell table:style-name="ce0"/>
          <table:table-cell table:style-name="ce0" office:value-type="string">
            <text:p>Fine! I'll give ya three seconds!!! Hee hee!!</text:p>
          </table:table-cell>
          <table:table-cell table:number-columns-repeated="1020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style-name="ce0"/>
          <table:table-cell table:style-name="ce0"/>
          <table:table-cell table:style-name="ce0" office:value-type="string">
            <text:p>Bandit
“Make that three minutes, if ya pleeeeease!!
Nnhehahahahaha!!!”</text:p>
          </table:table-cell>
          <table:table-cell table:number-columns-repeated="1020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“Speakin'a which, boss, I'm pretty sure ya ain't
gone to the can even once! Ain'tcha filled up
even a little?!”</text:p>
          </table:table-cell>
          <table:table-cell table:number-columns-repeated="1020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style-name="ce0"/>
          <table:table-cell table:style-name="ce0"/>
          <table:table-cell table:style-name="ce0" office:value-type="string">
            <text:p>Haaah?! Just who'd'ya think I am?! The bog
can screw right off! I ain't got time for that!!</text:p>
          </table:table-cell>
          <table:table-cell table:number-columns-repeated="1020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style-name="ce0"/>
          <table:table-cell table:style-name="ce0"/>
          <table:table-cell table:style-name="ce0" office:value-type="string">
            <text:p>Anyway, where'd'ya get off askin' a lady
somethin' like that, asshole?!!! I'm gonna make
mincemeat outta ya!!! Hahahahahahaha!!!</text:p>
          </table:table-cell>
          <table:table-cell table:number-columns-repeated="1020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style-name="ce0"/>
          <table:table-cell table:style-name="ce0"/>
          <table:table-cell table:style-name="ce0" office:value-type="string">
            <text:p>Bandit
“Eeeeeeeeeeeeeeeek!!!! Hahahahahaha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